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Normal">
      <style:text-properties style:font-name="Times New Roman1"/>
    </style:style>
    <style:style style:name="P3" style:family="paragraph" style:parent-style-name="Normal">
      <style:paragraph-properties fo:text-align="justify" style:justify-single-word="false"/>
      <style:text-properties style:font-name="Times New Roman1"/>
    </style:style>
    <style:style style:name="P4" style:family="paragraph" style:parent-style-name="Normal">
      <style:paragraph-properties fo:text-align="justify" style:justify-single-word="false" style:writing-mode="lr-tb"/>
      <style:text-properties style:font-name="Times New Roman1" fo:font-weight="normal"/>
    </style:style>
    <style:style style:name="P5" style:family="paragraph" style:parent-style-name="Normal">
      <style:paragraph-properties fo:text-align="center" style:justify-single-word="false" style:writing-mode="lr-tb"/>
      <style:text-properties style:font-name="Times New Roman1" fo:font-weight="bold"/>
    </style:style>
    <style:style style:name="P6" style:family="paragraph" style:parent-style-name="Normal">
      <style:paragraph-properties fo:text-align="justify" style:justify-single-word="false" style:writing-mode="lr-tb"/>
      <style:text-properties style:font-name="Times New Roman1"/>
    </style:style>
    <style:style style:name="P7" style:family="paragraph" style:parent-style-name="Normal">
      <style:paragraph-properties fo:text-align="justify" style:justify-single-word="false" style:writing-mode="lr-tb"/>
    </style:style>
    <style:style style:name="P8" style:family="paragraph" style:parent-style-name="Normal" style:master-page-name="First_20_Page">
      <style:paragraph-properties fo:text-align="start" style:justify-single-word="false" style:page-number="auto" style:writing-mode="lr-tb"/>
      <style:text-properties style:font-name="Times New Roman1" fo:font-weight="bold"/>
    </style:style>
    <style:style style:name="P9" style:family="paragraph" style:parent-style-name="Normal">
      <style:paragraph-properties fo:text-align="center" style:justify-single-word="false" style:writing-mode="lr-tb"/>
      <style:text-properties style:font-name="Times New Roman1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weight="normal"/>
    </style:style>
    <style:style style:name="T4" style:family="text">
      <style:text-properties style:font-name="Times New Roman1" fo:language="en" fo:country="US" fo:font-weight="normal"/>
    </style:style>
    <style:style style:name="T5" style:family="text">
      <style:text-properties style:font-name="Times New Roman1" fo:language="ru" fo:country="RU" fo:font-weight="normal"/>
    </style:style>
    <style:style style:name="T6" style:family="text">
      <style:text-properties fo:color="#000000" style:font-name="Times New Roman1" fo:font-size="12pt" fo:language="ru" fo:country="RU" fo:font-weight="normal"/>
    </style:style>
    <style:style style:name="T7" style:family="text">
      <style:text-properties fo:color="#000000" fo:font-size="12pt" fo:language="ru" fo:country="RU" fo:font-weight="normal"/>
    </style:style>
    <style:style style:name="T8" style:family="text">
      <style:text-properties fo:color="#000000" style:font-name="Times New Roman2" fo:font-size="12pt" fo:language="ru" fo:country="RU" fo:font-weight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/>
    </style:style>
    <style:style style:name="T11" style:family="text">
      <style:text-properties fo:language="ru" fo:country="RU"/>
    </style:style>
    <style:style style:name="T12" style:family="text">
      <style:text-properties style:font-name="Times New Roman2"/>
    </style:style>
    <style:style style:name="T13" style:family="text">
      <style:text-properties style:font-name="Times New Roman2" fo:font-weight="normal"/>
    </style:style>
    <style:style style:name="T14" style:family="text">
      <style:text-properties style:font-name="Times New Roman2" fo:language="ru" fo:country="RU" fo:font-weight="normal"/>
    </style:style>
    <style:style style:name="T15" style:family="text">
      <style:text-properties style:font-name="Times New Roman2" fo:language="en" fo:country="US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Еремеев Михаил Сергеевич</text:p>
        <text:p text:style-name="P9"/>
        <text:p text:style-name="P10">Доклад</text:p>
        <text:p text:style-name="P10">семинаре «Инновационные технологии и практика в сфере архивного дела. Обмен опытом» (29 апреля 2011 года, г. Тобольск)</text:p>
        <text:p text:style-name="P9"/>
        <text:p text:style-name="P5">Открытые разработки в IT-сфере как один из методов обеспечения сохранности архивной информации</text:p>
        <text:p text:style-name="P2"/>
        <text:p text:style-name="P6">"IT" или "IT-сфера" - это информационные технологии, которые предоставляют людям много средств для работы со столь актуальной сегодня информацией в электронном виде. Одно из таких средств - программное обеспечение, которое можно разделить на две группы: закрытое, ограниченное патентами (оно же собственническое, проприетарное), и открытое, обычно доступное для использования на условиях свободных лицензий.</text:p>
        <text:p text:style-name="P3"/>
        <text:p text:style-name="P6">Самый известный пример закрытых разработок - операционная система «Windows», условия лицензии которой позволяют устанавливать одну копию только на один компьютер, определяют лимит на количество установок, вводят список запрещенных вариантов использования, в том числе и запрет на изменение программы.</text:p>
        <text:p text:style-name="P6"/>
        <text:p text:style-name="P6">Такие ограничения позволяют корпорации «Microsoft», разработчику «Windows», сохранять полный контроль на тем, <text:s/>как именно будет работать программа на оборудовании клиента и на каких условиях это будет происходить, что ставит любого пользователя, будь то человек или организация, в неприятную зависимость. А если завтра «Microsoft» обанкротиться и исчезнет, вместе с ней пропадет и вся система поддержки, обновления и лицензирования. Уже имеющиеся копии программ будут медленно устаревать и останутся привязанными к устаревшему оборудованию.</text:p>
        <text:p text:style-name="P6"/>
        <text:p text:style-name="P6">Один из способов избежать подобной зависимости - использование открытого программного обеспечения, которое распространяется на условиях свободных лицензий. Лицензия <text:span text:style-name="T12">«</text:span>GNU GPL<text:span text:style-name="T12">»</text:span> (<text:span text:style-name="T12">«</text:span>GNU General Public License<text:span text:style-name="T12">»</text:span> - Универсальная общественная лицензия) - одна из самых распространенных. Она предоставляет право использовать программу с любой целью, изучать ее, изменять, свободно распространять.</text:p>
        <text:p text:style-name="P6"/>
        <text:p text:style-name="P6">Именно на условиях этой лицензии в 1991 году была опубликована операционная система «Linux». Сейчас она - альтернатива «Windows» и существует в различных вариантах (дистрибутивах) от самых разных некоммерческих и коммерческих организаций со всего мира: «Debian», «Fedora», «Gentoo», «Mandriva», «openSUSE», «Red Hat», «Ubuntu». Российские разработчики также есть в этом списке: «ALT Linux», «ASPLinux», «Runtu», «Linux XP».</text:p>
        <text:p text:style-name="P6"/>
        <text:p text:style-name="P6">Это разнообразие разработок дает возможность выбора, предлагает альтернативы, а также снижает ущерб в том случае, если организация-поставщик ОС «Linux» по какой-либо причине уйдет с рынка или прекратит поддержку своего продукта. Кроме того условия свободной лицензии позволяют любому человеку или организации изменять существующие программные продукты, приспосабливать их под свои частные задачи.</text:p>
        <text:p text:style-name="P6"/>
        <text:p text:style-name="P6">Так поступило, например, Министерство обороны РФ, которое с 2002 года использует внутри своего ведомства<text:span text:style-name="T1"> операционную систему «МСВС» (Мобильная система Вооруженных сил), созданную на основе американской «Linux Red Hat». Это дает Министерству обороны возможность самостоятельно управлять своим программным обеспечением, не беспокоясь о навязанных извне лицензионных ограничениях.</text:span></text:p>
        <text:p text:style-name="P4"><text:soft-page-break/></text:p>
        <text:p text:style-name="P4">Архивная служба России такой самостоятельностью похвастаться не может, даже несмотря на то, что владеет исходным кодом своего главного программного продукта - программы «Архивный фонд».</text:p>
        <text:p text:style-name="P4"/>
        <text:p text:style-name="P6"><text:span text:style-name="T1">3-я версия </text:span><text:span text:style-name="T3">«Архивного фонда»</text:span><text:span text:style-name="T1"> создана на языке программирования «Visual Foxpro», принадлежащего </text:span><text:span text:style-name="T3">«Microsoft»</text:span><text:span text:style-name="T1">, и поэтому на нее распространяются лицензионные ограничения, предписывающие использовать Foxpro-программы только внутри операционной системы «Windows», хотя технически их запуск возможен и в </text:span><text:span text:style-name="T3">«Linux»</text:span><text:span text:style-name="T1">.</text:span></text:p>
        <text:p text:style-name="P6"/>
        <text:p text:style-name="P6">В 4-ой версии <text:span text:style-name="T2">«Архивного фонда» Foxpro больше не используется, но присутствуют иные проприетарные компоненты, также привязанные к </text:span><text:span text:style-name="T1">«Windows»</text:span><text:span text:style-name="T2">: </text:span>система управления базами данных «Microsoft SQL Server», набор средств для работы с языком разметки «<text:span text:style-name="T1">Microsoft XML Core Services» и программная платформа «.NET Framework». На все перечисленные компоненты при желании можно найти свободные альтернативы, которые могли бы значительно удешевить разработку и сделать работу программы </text:span><text:span text:style-name="T3">независимой от операционной системы</text:span><text:span text:style-name="T1">.</text:span></text:p>
        <text:p text:style-name="P6"/>
        <text:p text:style-name="P6"><text:span text:style-name="T1">Такую свободную альтернативу «Архивному фонду» создает сейчас специалист по информационным технологиям из Государственного архива социально-политической истории Кировской области. Его программа называется Архивный фонд - WEB. Она основана на языке программирования </text:span><text:span text:style-name="T13">«</text:span><text:span text:style-name="T1">Python</text:span><text:span text:style-name="T13">»</text:span><text:span text:style-name="T1">, языке преобразования XML-документов </text:span><text:span text:style-name="T13">«</text:span><text:span text:style-name="T1">﻿XSLT</text:span><text:span text:style-name="T13">»</text:span><text:span text:style-name="T1"> (eXtensible Stylesheet Language Transformations) и системе управления базой данных </text:span><text:span text:style-name="T13">«</text:span><text:span text:style-name="T6">MySQL</text:span><text:span text:style-name="T8">»</text:span><text:span text:style-name="T6">. Интерфейс представляет собой интернет-страницу, с которой можно взаимодействовать практически из любой операционной системы с любого устройства, хоть с мобильного телефона. Есть возможность переноса данных из 3-ей и 4-ой версии «Архивного фонда». Все сторонние компоненты, использованные автором в программе, бесплатны и распространяются по свободным лицензиям, поэтому архив Кировской области не несет от этой разработки никаких материальных затрат. Будем надеяться, что энтузиасту из Кировской области удастся довести свой проект д завершения.</text:span></text:p>
        <text:p text:style-name="P6"/>
        <text:p text:style-name="P6"><text:span text:style-name="T1">Теперь вновь посмотрим на 4-ую версию </text:span><text:span text:style-name="T3">«Архивного фонда». Эта программа </text:span><text:span text:style-name="T1">умеет формировать учетные документы для вывода на печать, но только посредством проприетарного текстового редактора «Microsoft Word», </text:span><text:span text:style-name="T3">с которым связаны дополнительные проблемы.</text:span></text:p>
        <text:p text:style-name="P6"/>
        <text:p text:style-name="P6"><text:span text:style-name="T3">Формат хранения данных «Word» - файлы с расширением DOC (</text:span><text:span text:style-name="T10">Document</text:span><text:span text:style-name="T3">). Этот формат - интеллектуальная собственность </text:span><text:span text:style-name="T1">«Microsoft», поэтому любой такой файл можно рассматривать как арендованный у иностранной коммерческой структуры контейнер для хранения документа, что вызывает вопрос о владении информацией. И до сих пор ни один независимый разработчик не сумел создать программу, которая полностью поддерживала бы этот формат. «Microsoft Word» остается единственной возможностью наиболее комфортной работы с ним. И когда, например, Управление архивами Свердловской области публикует документы на своем сайте в формате DOC, оно тем самым принуждает граждан, желающих ознакомится с работой архивной службы, к покупке вышеназванной офисной программы, т.е. бесплатно служит интересам иностранной коммерческой организации.</text:span></text:p>
        <text:p text:style-name="P6"/>
        <text:p text:style-name="P3">Альтернатива офисным форматам «Microsoft» - открытый, свободный от патентов формат «OpenDocument Format» (ODF). Он принят в качестве международного стандарта 1 мая 2006 года, сейчас стандартизирован и активно используется в странах НАТО, Евросоюза, Южной Африки, Южной Америки и Азии. В России формат ODF станет стандартом 1 июня 2011 года, согласно ГОСТу (Р ИСО/МЭК 26300-2010 «Информационная технология. Формат Open <text:soft-page-break/>Document для офисных приложений (OpenDocument) v1.0»), принятому Росстандартом (Российское федеральное агентство по техническому регулированию и метрологии) в декабре <text:span text:style-name="T9">2010</text:span> года.</text:p>
        <text:p text:style-name="P3"/>
        <text:p text:style-name="P4">Поддержка ODF реализована в двух десятках офисных программ, часть из которых распространяется бесплатно под свободными лицензиями. Наиболее популярные из них - «OpenOffice», разработанный компанией «Oracle», и «LibreOffice», созданный некоммерческой организацией «The Document Foundation» на основе «OpenOffice».</text:p>
        <text:p text:style-name="P6"/>
        <text:p text:style-name="P6"><text:span text:style-name="T1">Одна из самых свободных систем для обмена информацией - сеть Интернет. Но з</text:span><text:span text:style-name="T6">акрытое программное обеспечение там тоже используется и это имеет последствия.</text:span></text:p>
        <text:p text:style-name="P6"/>
        <text:p text:style-name="P6"><text:span text:style-name="T1">Эти последствия можно продемонстрировать на примере</text:span><text:span text:style-name="T3"> электронного банка документов «Подвиг Народа в Великой Отечественной войне 1941-1945 г.г.» (</text:span><text:span text:style-name="T4">podvignaroda.mil.ru</text:span><text:span text:style-name="T3">) основой для которого стала технология «</text:span><text:span text:style-name="T4">Flash»</text:span><text:span text:style-name="T5">. «</text:span><text:span text:style-name="T4">Flash</text:span><text:span text:style-name="T5">»</text:span><text:span text:style-name="T4"> -</text:span><text:span text:style-name="T5"> средство для создания интернет-страниц с мультимедийным содержимым. Оно проприетарное, поэтому разработчики некоторых полностью свободных </text:span><text:span text:style-name="T4">Linux</text:span><text:span text:style-name="T5">-систем не включают его поддержку в свои продукты. Также «</text:span><text:span text:style-name="T4">Flash»</text:span><text:span text:style-name="T5"> принципиально</text:span><text:span text:style-name="T4"> </text:span><text:span text:style-name="T5">не поддерживается в довольно известной операционной системе </text:span><text:span text:style-name="T14">«</text:span><text:span text:style-name="T4">Mac OS</text:span><text:span text:style-name="T15">»</text:span><text:span text:style-name="T5">, работающей на компьютерах корпорации «</text:span><text:span text:style-name="T4">Apple</text:span><text:span text:style-name="T5">». Таким образом, сайт «Подвиг Народа», предназначенный для популяризации архивных документов среди всех граждан страны, тем не менее допускает их дискриминацию по программному обеспечению.</text:span></text:p>
        <text:p text:style-name="P6"/>
        <text:p text:style-name="P7"><text:span text:style-name="T5">Похожая история произошла и с сайтом «Хроника Победы. 1941-1945 гг.» </text:span><text:span text:style-name="T4">(www.pobeda-info.ru)</text:span><text:span text:style-name="T5">, где отображение мультимедиа-контента происходит при помощи технологии «</text:span><text:span text:style-name="T4">Silverlight</text:span><text:span text:style-name="T5">»</text:span><text:span text:style-name="T4"> </text:span><text:span text:style-name="T5">от «</text:span><text:span text:style-name="T4">Microsoft</text:span><text:span text:style-name="T5">»</text:span><text:span text:style-name="T4">. </text:span><text:span text:style-name="T5">По понятным причинам поддержка «</text:span><text:span text:style-name="T4">Silverlight</text:span><text:span text:style-name="T5">» в ОС «</text:span><text:span text:style-name="T4">Linux</text:span><text:span text:style-name="T5">» первоначально отсутствовала и появилась лишь благодаря усилиям </text:span><text:span text:style-name="T5">независимых энтузиастов</text:span><text:span text:style-name="T5"> и программе </text:span><text:span text:style-name="T4">«Moonlight»</text:span><text:span text:style-name="T5">, использование которой нарушает патенты «</text:span><text:span text:style-name="T4">Microsoft</text:span><text:span text:style-name="T5">».</text:span></text:p>
        <text:p text:style-name="P3"/>
        <text:p text:style-name="P6">Наиболее правильно создавать интернет-ресурсы полностью на основе формата HTML (HyperText Markup Language - «язык разметки гипертекста»). Он был разработан в 1991 году как свободный формат для обмена научной информацией, независимый от программного и аппаратного обеспечения. Сегодня страницы большинства интернет-сайтов - это документы в формате HTML, а интернет-браузеры, программы для их просмотра, бесплатны и встроены в большинство операционных систем на самых различных устройствах.</text:p>
        <text:p text:style-name="P3"/>
        <text:p text:style-name="P3">Первые версии HTML умели выводить на экран компьютера лишь форматированный текст и изображения, поддержка же сложной графики, анимации, видео и аудио отсутствовала. Этот недостаток и ликвидировали такие проприетарные технологии, как «Flash» и «Silverlight». Но недавно была опубликована 5-ая версия <text:span text:style-name="T9">HTML</text:span><text:span text:style-name="T11">, которая почти полностью лишена всех прошлых минусов и в силу своей лицензии обречена на популярность, поэтому будущее «Flash» и «Silverlight» довольно туманно, как и будущее интернет-ресурсов на их основе.</text:span></text:p>
        <text:p text:style-name="P3"/>
        <text:p text:style-name="P6">Впрочем, программы и форматы хранения данных, предназначенные для работы с медиа-данными, чаще всего проприетарны, но свободные альтернативы имеются.</text:p>
        <text:p text:style-name="P6"/>
        <text:p text:style-name="P6">Полностью свободные форматы для хранения изображений - JPEG и PNG. <text:span text:style-name="T9">JPEG был разработан как формат для хранения фотоизображений Объединенной группой экспертов по фотографии (﻿Joint Photographic Experts Group)</text:span><text:span text:style-name="T11">. </text:span><text:span text:style-name="T9">PNG </text:span><text:span text:style-name="T11">предназначен </text:span><text:span text:style-name="T7">для изображений с текстовой информацией, чертежей, схем, планов и карт. Он использует сжатие без потерь, принят в качестве стандарта для обмена графической информацией в сети Интернет и иногда </text:span><text:soft-page-break/><text:span text:style-name="T7">позиционируется как альтернатива формату TIFF.</text:span></text:p>
        <text:p text:style-name="P6"/>
        <text:p text:style-name="P6">Свободная альтернатива популярному проприетарному аудиоформату MP3 - «Vorbis». Это формат хранения аудиоданных и алгоритм их сжатия, созданный некоммерческой организацией «Xiph.Org», которая занимается созданием и продвижением свободного программного обеспечения для работы с мультимедиа-информацией. Чаще всего, аудиофайлы, сжатые методом «Vorbis», имеют расширение OGG.</text:p>
        <text:p text:style-name="P6"/>
        <text:p text:style-name="P6">Для хранения видеоданных <text:span text:style-name="T6">«Xiph.Org» предлагает</text:span> алгоритм сжатия «Theora» с расширением OGV. Именно в формате OGV распространяется, например, свободный документальный фильм «Революционная ОС» («Revolution OS»), дающий хорошее представление о том, что такое свободное программное обеспечение и каковы преимущества его использования<text:span text:style-name="T1">.</text:span></text:p>
        <text:p text:style-name="P6"/>
        <text:p text:style-name="P4">Именно этот фильм в какой-то мере и пытался заменить данный доклад, преследующий схожие цели. Свободные программы и форматы файлов - вещь, на которую стоит обратить внимание, особенно архивам как государственным организациям.</text:p>
        <text:p text:style-name="P6"/>
        <text:p text:style-name="P4">Федеральные органы исполнительной власти уже обязаны до 2015 года перейти на свободное программное обеспечение согласно плану, утвержденному в декабре 2010 года распоряжением Правительства РФ № 2299-р. Вполне возможно, что органы государственной власти субъектов в ближайшем будущем ждет то же самое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499cm"/>
    </style:style>
    <style:style style:name="Title" style:family="paragraph" style:parent-style-name="Normal" style:next-style-name="Text_20_body" style:class="chapter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/>
    </style:style>
    <style:style style:name="Heading_20_4" style:display-name="Heading 4" style:family="paragraph" style:parent-style-name="Title" style:next-style-name="Text_20_body" style:class="text">
      <style:text-properties style:font-name="Times New Roman1" fo:font-size="12pt" fo:font-weight="bold"/>
    </style:style>
    <style:style style:name="Normal" style:family="paragraph">
      <style:paragraph-properties style:writing-mode="lr-tb"/>
      <style:text-properties fo:color="#000000" style:font-name="Times New Roman1" fo:font-size="12pt" fo:language="ru" fo:country="RU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_5f_text" style:display-name="Strong Emphasis_text" style:family="text">
      <style:text-properties fo:font-weight="bold"/>
    </style:style>
    <style:style style:name="Reference_5f_text" style:display-name="Reference_text" style:family="text">
      <style:text-properties fo:font-size="10pt"/>
    </style:style>
    <style:style style:name="Reference" style:family="text">
      <style:text-properties fo:font-size="10pt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creator>Velonski </dc:creator>
    <dc:date>2012-09-04T22:05:29</dc:date>
    <meta:editing-duration>PT10M33S</meta:editing-duration>
    <meta:editing-cycles>4</meta:editing-cycles>
    <dc:title>Доклад Еремеева М.С. на семинаре 29 апреля 2011 года, г. Тобольск</dc:title>
    <dc:subject>Открытые разработки в IT-сфере как один из методов обеспечения сохранности архивной информации</dc:subject>
    <meta:document-statistic meta:table-count="0" meta:image-count="0" meta:object-count="0" meta:page-count="4" meta:paragraph-count="31" meta:word-count="1394" meta:character-count="11141" meta:non-whitespace-character-count="9777"/>
  </office:meta>
</office:document-meta>
</file>